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alibri" svg:font-family="Calibri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707cm" fo:margin-left="0cm" table:align="left" style:writing-mode="lr-tb"/>
    </style:style>
    <style:style style:name="Table1.A" style:family="table-column">
      <style:table-column-properties style:column-width="4.665cm"/>
    </style:style>
    <style:style style:name="Table1.B" style:family="table-column">
      <style:table-column-properties style:column-width="11.042cm"/>
    </style:style>
    <style:style style:name="Table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2pt" fo:font-style="normal" style:text-underline-style="none" fo:font-weight="bold" fo:background-color="#ffffff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Verdana" fo:font-size="12pt" fo:background-color="#ffffff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00596b5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2pt" fo:font-style="normal" style:text-underline-style="none" fo:font-weight="bold" fo:background-color="#ffffff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Times New Roman" fo:font-size="12pt" officeooo:rsid="00032fe1" officeooo:paragraph-rsid="00032fe1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Times New Roman" fo:font-size="12pt" officeooo:paragraph-rsid="00040213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Times New Roman" fo:font-size="12pt" officeooo:rsid="000578d6" officeooo:paragraph-rsid="00058a1a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Times New Roman" fo:font-size="12pt" officeooo:rsid="00032fe1" officeooo:paragraph-rsid="00032fe1" style:font-size-asian="10.5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Times New Roman" fo:font-size="12pt" officeooo:rsid="0006d661" officeooo:paragraph-rsid="0006d661" style:font-size-asian="10.5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032fe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040213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08bee0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12pt" officeooo:rsid="00032fe1" officeooo:paragraph-rsid="00032fe1" style:font-size-asian="10.5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12pt" officeooo:rsid="0006d661" officeooo:paragraph-rsid="0006d661" style:font-size-asian="10.5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12pt" officeooo:rsid="00032fe1" officeooo:paragraph-rsid="00032fe1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12pt" officeooo:paragraph-rsid="00040213" style:font-size-asian="12pt" style:font-size-complex="12pt"/>
    </style:style>
    <style:style style:name="T1" style:family="text">
      <style:text-properties style:font-name="Verdana" fo:font-size="12pt" fo:font-weight="bold" fo:background-color="#ffffff" loext:char-shading-value="0" style:font-name-asian="Verdana" style:font-size-asian="12pt" style:font-weight-asian="bold" style:font-name-complex="Verdana" style:font-size-complex="12pt" style:font-weight-complex="bold"/>
    </style:style>
    <style:style style:name="T2" style:family="text">
      <style:text-properties style:font-name="Verdana" fo:font-size="12pt" fo:background-color="#ffffff" loext:char-shading-value="0" style:font-name-asian="Verdana" style:font-size-asian="12pt" style:font-name-complex="Verdana" style:font-size-complex="12pt"/>
    </style:style>
    <style:style style:name="T3" style:family="text">
      <style:text-properties fo:color="#000000" style:text-line-through-style="none" style:text-line-through-type="none" style:font-name="Verdana" fo:font-size="12pt" fo:font-style="normal" style:text-underline-style="none" fo:font-weight="bold" fo:background-color="#ffffff" loext:char-shading-value="0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ibri" fo:font-size="11pt" fo:font-style="normal" style:text-underline-style="none" fo:font-weight="normal" fo:background-color="#ffffff" loext:char-shading-value="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fo:background-color="#ffffff" loext:char-shading-value="0" style:font-name-asian="Calibri" style:font-style-asian="normal" style:font-weight-asian="normal" style:font-name-complex="Calibri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style:text-underline-style="none" fo:font-weight="normal" officeooo:rsid="00040213" fo:background-color="#ffffff" loext:char-shading-value="0" style:font-name-asian="Calibri" style:font-style-asian="normal" style:font-weight-asian="normal" style:font-name-complex="Calibri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style:text-underline-style="none" fo:font-weight="normal" officeooo:rsid="0008bee0" fo:background-color="#ffffff" loext:char-shading-value="0" style:font-name-asian="Calibri" style:font-style-asian="normal" style:font-weight-asian="normal" style:font-name-complex="Calibri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32fe1" fo:background-color="#ffffff" loext:char-shading-value="0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40213" fo:background-color="#ffffff" loext:char-shading-value="0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596b5" fo:background-color="#ffffff" loext:char-shading-value="0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8bee0" fo:background-color="#ffffff" loext:char-shading-value="0" style:font-name-asian="Calibri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40213" fo:background-color="#ffffff" loext:char-shading-value="0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04bbab" fo:background-color="#ffffff" loext:char-shading-value="0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officeooo:rsid="00032f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valuation Sheet</text:span></text:p>
      <text:p text:style-name="P6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3">What were the main strengths and weaknesses of the Project?</text:span></text:p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12"><text:span text:style-name="T5">The main weakness of my project is that it was very ambitious. <text:s/>From the start I found myself removing elements which I wanted to do due to time constraints. <text:s text:c="2"/>A major example of this was reducing the game down from mulitplayer to single player. <text:s text:c="2"/>Documentation and backups was the other major problem. <text:s/>I lost access to my laptop twice, both times I wasn't able to work on it until I got the laptop repaired. <text:s text:c="2"/>Later on in the project I did keep a backup however, which saved me when there was an error with the IDE itself.</text:span></text:p>
            <text:p text:style-name="P22"><text:span text:style-name="T5"/></text:p>
            <text:p text:style-name="P22">My main strength was that I massively enjoyed the creation of NightFall. <text:s/>This enabled me to put large swathes of time into it and communicate with testers and the audience to continuously improve the game. <text:s/>This meant that my work ethic allowed a large development in the game.</text:p>
          </table:table-cell>
        </table:table-row>
        <table:table-row>
          <table:table-cell table:style-name="Table1.A1" office:value-type="string">
            <text:p text:style-name="P2"><text:span text:style-name="T3">What new skills did you learn/what new technologies did you use?</text:span></text:p>
            <text:p text:style-name="P3"/>
            <text:p text:style-name="P3"/>
          </table:table-cell>
          <table:table-cell table:style-name="Table1.A1" office:value-type="string">
            <text:p text:style-name="P15"><text:span text:style-name="T5">The most major new skill I learnt was the language Java itself. <text:s text:c="2"/>To use this, I had to use many new technologies. <text:s/>I had to download and learn the Eclipse IDE, later on I used Git as backup software and I also learnt how to export and distribute my game.</text:span></text:p>
            <text:p text:style-name="P20"><text:span text:style-name="T5"/></text:p>
            <text:p text:style-name="P20"><text:span text:style-name="T5">Another skill I learnt was how to communicate with my audience and gather feedback into a useful form. <text:s/>This enabled me to evaluate my project and improve upon it all throughout the development time. <text:s text:c="2"/>I massively improved my organisation and project management. <text:s/>This was the first time I had to cover a project from start to finish as well as keep supporting documentation.</text:span></text:p>
            <text:p text:style-name="P20"><text:span text:style-name="T5"/></text:p>
            <text:p text:style-name="P17"><text:span text:style-name="T8">However, the most major </text:span><text:span text:style-name="T9">improvement was my core knowledge of coding and software engineering in general. <text:s/>I massively improved my ability to write programs, solve problems, and think in a logical way.</text:span></text:p>
          </table:table-cell>
        </table:table-row>
        <table:table-row>
          <table:table-cell table:style-name="Table1.A1" office:value-type="string">
            <text:p text:style-name="P2"><text:span text:style-name="T3">In doing the Project, what did </text:span><text:soft-page-break/><text:span text:style-name="T3">you learn about yourself and the way in which you learn?</text:span></text:p>
            <text:p text:style-name="P3"/>
            <text:p text:style-name="P3"/>
          </table:table-cell>
          <table:table-cell table:style-name="Table1.A1" office:value-type="string">
            <text:p text:style-name="P13"><text:span text:style-name="T6">I learnt that the hardest part in doing anything is the starting. <text:s text:c="2"/>This was the case at the beginning of the project and it was </text:span><text:soft-page-break/><text:span text:style-name="T6">also the case when it came to writing the evaluation. <text:s/>However, I also learnt that I massively enjoy coding and getting feedback. <text:s/>This was a boon to me as it reaffirmed what I wanted to do at university, computer science. <text:s/></text:span></text:p>
            <text:p text:style-name="P23"><text:span text:style-name="T6"/></text:p>
            <text:p text:style-name="P18"><text:span text:style-name="T12">I do sometimes struggle when people </text:span><text:span text:style-name="T13">have differing opinions to how the project should progress, but this taught me that I should consider outsiders views more, especially when it comes to user interfaces.</text:span></text:p>
          </table:table-cell>
        </table:table-row>
        <table:table-row>
          <table:table-cell table:style-name="Table1.A1" office:value-type="string">
            <text:p text:style-name="P2"><text:span text:style-name="T3">Has the Project helped you in terms of your future plans? (eg study at university; career choices; going into employment)</text:span></text:p>
            <text:p text:style-name="P3"/>
          </table:table-cell>
          <table:table-cell table:style-name="Table1.A1" office:value-type="string">
            <text:p text:style-name="P10"><text:span text:style-name="T10">The EP was amazingly useful for me. <text:s/>I hope to do computer science at university and then go into a career in computing. <text:s/>Many top universities favourite language is Java, so it will give me a head start there. <text:s/>The ability to manage a project from start to finish will also be useful for coursework projects as well as business plans. <text:s/>On top of this, it shows my future plan is a good one, because it shows I enjoy coding.</text:span></text:p>
          </table:table-cell>
        </table:table-row>
        <table:table-row>
          <table:table-cell table:style-name="Table1.A1" office:value-type="string">
            <text:p text:style-name="P2"><text:span text:style-name="T3">If you were to start your Project again, what would you do differently and what would you keep the same?</text:span></text:p>
            <text:p text:style-name="P3"/>
          </table:table-cell>
          <table:table-cell table:style-name="Table1.A1" office:value-type="string">
            <text:p text:style-name="P16"><text:span text:style-name="T5">If I were to redo my project I would have avoided trying to implement the use of mouse, as it was a massive time sink and wasn't needed in the end. <text:s text:c="2"/></text:span><text:span text:style-name="T7">I would also start work on the implementation of sound early, as that is a very important part of the game. <text:s/>Finally I would make sure I kept backups the whole way through development.</text:span></text:p>
            <text:p text:style-name="P21"><text:span text:style-name="T7"/></text:p>
            <text:p text:style-name="P19"><text:span text:style-name="T11">The basic progress and structure of the project I would keep then same. <text:s/>I kept close to the original vision the whole way through and rarely had to redo anything, so it was a success.</text:span></text:p>
          </table:table-cell>
        </table:table-row>
        <table:table-row>
          <table:table-cell table:style-name="Table1.A1" office:value-type="string">
            <text:p text:style-name="P2"><text:span text:style-name="T3">Any other thoughts and comments?</text:span></text:p>
            <text:p text:style-name="P3"/>
            <text:p text:style-name="P3"/>
          </table:table-cell>
          <table:table-cell table:style-name="Table1.A1" office:value-type="string">
            <text:p text:style-name="P14"><text:span text:style-name="T5">Overall I am very proud of NightFall, it is a fully playable game which I have had lots of great feedback for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Calibri" svg:font-family="Calibri"/>
    <style:font-face style:name="Trebuchet MS" svg:font-family="'Trebuchet M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  <style:text-properties style:font-name="Times New Roman" fo:font-size="12pt" style:font-size-asian="12pt" style:font-size-complex="12pt"/>
    </style:style>
    <style:style style:name="MP3" style:family="paragraph" style:parent-style-name="Standard">
      <style:paragraph-properties fo:line-height="100%" fo:break-before="auto" fo:break-after="auto" style:writing-mode="lr-tb"/>
      <style:text-properties style:font-name="Times New Roman" fo:font-size="12pt" style:font-size-asian="12pt" style:font-size-complex="12pt"/>
    </style:style>
    <style:style style:name="MT1" style:family="text">
      <style:text-properties officeooo:rsid="00032fe1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Name: <text:span text:style-name="MT1">Peran Truscott</text:span></text:p>
        <text:p text:style-name="MP2">Mentor: <text:span text:style-name="MT1">Nicolle Mcnaughten </text:span></text:p>
        <text:p text:style-name="MP3">Title of Project: <text:span text:style-name="MT1">To create an audio game in Java. <text:s text:c="2"/>Game title: <text:s/>NightFal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title/>
    <meta:initial-creator/>
    <meta:editing-cycles>7</meta:editing-cycles>
    <dc:date>2014-10-21T20:40:22.097000000</dc:date>
    <meta:editing-duration>PT3H6M55S</meta:editing-duration>
    <meta:document-statistic meta:table-count="1" meta:image-count="0" meta:object-count="0" meta:page-count="2" meta:paragraph-count="21" meta:word-count="694" meta:character-count="3846" meta:non-whitespace-character-count="3137"/>
  </office:meta>
</office:document-meta>
</file>